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b1f8" officeooo:paragraph-rsid="0013b1f8"/>
    </style:style>
    <style:style style:name="T1" style:family="text">
      <style:text-properties officeooo:rsid="001411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ona sera io sono Aurel Pjetri e il mio progetto di tesi consiste nella analisi e nell'implementazione di un componente Java per la generazione automatica di modelli NetLogo.</text:p>
      <text:p text:style-name="P1"/>
      <text:p text:style-name="P1">Questo progetto si inserisce nel contesto della simulazione delle folle il quale è un tema che negli ultimi anni ha attirato molto l'attenzione di diversi gruppi di ricerca.</text:p>
      <text:p text:style-name="P1">Si possono distinguere due tipologie di approccio:</text:p>
      <text:p text:style-name="P1">La prima è di tipo microscopico in cui si modellano i comportamenti individuali delle persone e si studia la loro interazione.</text:p>
      <text:p text:style-name="P1">La seconda è di tipo macroscopico e si modellano i comportamenti collettivi delle folle studiando caratteristiche come densità media e velocità</text:p>
      <text:p text:style-name="P1"/>
      <text:p text:style-name="P1">L'approccio proposto dai ricercatori del laboratorio di tecnologie del software è di tipo ibrido in cui si cerca di scfruttare i vantaggi portati da entrambi gli approcci, in particolare il mio progetto trova applicazione nel libello microscopico in cui si scompone il modello in regioni adiacenti e si effettuano simulazioni basate su agenti.</text:p>
      <text:p text:style-name="P1"/>
      <text:p text:style-name="P1">Queste simulazioni vengono fatte utilizzando NetLogo che è un ambiente di modellazione di sistemi complessi e un linguaggio di programmazione agent-based. </text:p>
      <text:p text:style-name="P1">E' sicuramente lo strumento più diffuso per questo tipo i simulazioni.</text:p>
      <text:p text:style-name="P1">Come linguaggio di programmazione è di tipo procedurale e quindi po' risultare ripetitivo e difficile da gestire in alcune parti.</text:p>
      <text:p text:style-name="P1"/>
      <text:p text:style-name="P1">Risulta quindi utile implementare un componente Java che automatizzi il meccanismo di manipolazione del codice NetLogo e quindi che sia in grado di ricevere in ingresso un documento XML in cui è descritta la simulazione di interesse e che generi in uscita un modello NetLogo pronto per l'esecuzione della simulazione.</text:p>
      <text:p text:style-name="P1"/>
      <text:p text:style-name="P1">Questo è ottenuto implementando una logica di dominio in cui si rappresenta l'informazione sotto forma di grafo composto da nodes e edges che rappresentano incroci e strade dell'ambiente fisico in cui gli attori si muovono e da behaviors che rappresentano i possibili comportamenti che gli attori possono avere nel modello. </text:p>
      <text:p text:style-name="P1">Questi sono modellati come liste di nodi di interesse che gli attori devono visitare prima di usire dall'ambiente.</text:p>
      <text:p text:style-name="P1"/>
      <text:p text:style-name="P1">Questa struttura composita viene costruita attraverso l'implementazione del pattern Builder nel quale si ha una classe Parser che esegue l'analisi del documento XML e svolge il ruolo di Director all'interno del pattern e una classe di builder concreto che costruisce e compone gli oggetti della struttura.</text:p>
      <text:p text:style-name="P1"/>
      <text:p text:style-name="P1">Una volta che questa struttura è stata costruita si utilizza un Visitor per estrarre le informazioni dagli oggetti e scrivere il codice NetLogo. </text:p>
      <text:p text:style-name="P1"/>
      <text:p text:style-name="P1">Quindi il workflow <text:span text:style-name="T1">del componente è costituito da due fasi consecutive in cui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7:45:27.364756008</meta:creation-date>
    <dc:date>2016-07-07T19:20:25.699069049</dc:date>
    <meta:editing-duration>PT1H4M26S</meta:editing-duration>
    <meta:editing-cycles>1</meta:editing-cycles>
    <meta:document-statistic meta:table-count="0" meta:image-count="0" meta:object-count="0" meta:page-count="1" meta:paragraph-count="15" meta:word-count="410" meta:character-count="2646" meta:non-whitespace-character-count="2248"/>
    <meta:generator>LibreOffice/4.2.8.2$Linux_X86_64 LibreOffice_project/420m0$Build-2</meta:generator>
  </office:meta>
</office:document-meta>
</file>